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manifest>
</file>

<file path=content.xml><?xml version="1.0" encoding="utf-8"?>
<office:document-content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heet="urn:oasis:names:tc:opendocument:sh33tjs:1.0"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date-style style:name="N37" number:automatic-order="true">
      <number:month number:style="long"/>
      <number:text>/</number:text>
      <number:day number:style="long"/>
      <number:text>/</number:text>
      <number:year/>
    </number:date-style>
    <style:style style:name="ta1" style:family="table">
      <style:table-properties table:display="true" style:writing-mode="lr-tb"/>
    </style:style>
    <style:style style:name="ce1" style:family="table-cell" style:parent-style-name="Default" style:data-style-name="N37"/>
  </office:automatic-styles>
  <office:body>
    <office:spreadsheet>
      <table:table table:name="Sheet1" table:style-name="ta1">
        <table:table-row>
          <table:table-cell office:value-type="string">
            <text:p>Video Solution</text:p>
          </table:table-cell>
          <table:table-cell office:value-type="string">
            <text:p>Category</text:p>
          </table:table-cell>
          <table:table-cell office:value-type="string">
            <text:p>Name</text:p>
          </table:table-cell>
          <table:table-cell office:value-type="string">
            <text:p>Link</text:p>
          </table:table-cell>
          <table:table-cell office:value-type="string">
            <text:p>Notes</text:p>
          </table:table-cell>
        </table:table-row>
        <table:table-row>
          <table:table-cell office:value-type="string">
            <text:p>https://youtu.be/KLlXCFG5TnA</text:p>
          </table:table-cell>
          <table:table-cell office:value-type="string">
            <text:p>Arrays</text:p>
          </table:table-cell>
          <table:table-cell office:value-type="string">
            <text:p>Two Sum</text:p>
          </table:table-cell>
          <table:table-cell office:value-type="string">
            <text:p>https://leetcode.com/problems/two-sum/</text:p>
          </table:table-cell>
          <table:table-cell office:value-type="string">
            <text:p>use hash map to instantly check for difference value, map will add index of last occurrence of a num, don’t use same element twice;</text:p>
          </table:table-cell>
        </table:table-row>
        <table:table-row>
          <table:table-cell office:value-type="string">
            <text:p>https://youtu.be/1pkOgXD63yU</text:p>
          </table:table-cell>
          <table:table-cell office:value-type="string">
            <text:p>Arrays</text:p>
          </table:table-cell>
          <table:table-cell office:value-type="string">
            <text:p>Best Time to Buy and Sell Stock</text:p>
          </table:table-cell>
          <table:table-cell office:value-type="string">
            <text:p>https://leetcode.com/problems/best-time-to-buy-and-sell-stock/</text:p>
          </table:table-cell>
          <table:table-cell office:value-type="string">
            <text:p>find local min and search for local max, sliding window;</text:p>
          </table:table-cell>
        </table:table-row>
        <table:table-row>
          <table:table-cell office:value-type="string">
            <text:p>https://youtu.be/3OamzN90kPg</text:p>
          </table:table-cell>
          <table:table-cell office:value-type="string">
            <text:p>Arrays</text:p>
          </table:table-cell>
          <table:table-cell office:value-type="string">
            <text:p>Contains Duplicate</text:p>
          </table:table-cell>
          <table:table-cell office:value-type="string">
            <text:p>https://leetcode.com/problems/contains-duplicate/</text:p>
          </table:table-cell>
          <table:table-cell office:value-type="string">
            <text:p>hashset to get unique values in array, to check for duplicates easily</text:p>
          </table:table-cell>
        </table:table-row>
        <table:table-row>
          <table:table-cell office:value-type="string">
            <text:p>https://youtu.be/bNvIQI2wAjk</text:p>
          </table:table-cell>
          <table:table-cell office:value-type="string">
            <text:p>Arrays</text:p>
          </table:table-cell>
          <table:table-cell office:value-type="string">
            <text:p>Product of Array Except Self</text:p>
          </table:table-cell>
          <table:table-cell office:value-type="string">
            <text:p>https://leetcode.com/problems/product-of-array-except-self/</text:p>
          </table:table-cell>
          <table:table-cell office:value-type="string">
            <text:p>make two passes, first in-order, second in-reverse, to compute products</text:p>
          </table:table-cell>
        </table:table-row>
        <table:table-row>
          <table:table-cell office:value-type="string">
            <text:p>https://youtu.be/5WZl3MMT0Eg</text:p>
          </table:table-cell>
          <table:table-cell office:value-type="string">
            <text:p>Arrays</text:p>
          </table:table-cell>
          <table:table-cell office:value-type="string">
            <text:p>Maximum Subarray</text:p>
          </table:table-cell>
          <table:table-cell office:value-type="string">
            <text:p>https://leetcode.com/problems/maximum-subarray/</text:p>
          </table:table-cell>
          <table:table-cell office:value-type="string">
            <text:p>pattern: prev subarray cant be negative, dynamic programming: compute max sum for each prefix</text:p>
          </table:table-cell>
        </table:table-row>
        <table:table-row>
          <table:table-cell office:value-type="string">
            <text:p>https://youtu.be/lXVy6YWFcRM</text:p>
          </table:table-cell>
          <table:table-cell office:value-type="string">
            <text:p>Arrays</text:p>
          </table:table-cell>
          <table:table-cell office:value-type="string">
            <text:p>Maximum Product Subarray</text:p>
          </table:table-cell>
          <table:table-cell office:value-type="string">
            <text:p>https://leetcode.com/problems/maximum-product-subarray/</text:p>
          </table:table-cell>
          <table:table-cell office:value-type="string">
            <text:p>dp: compute max and max-abs-val for each prefix subarr;</text:p>
          </table:table-cell>
        </table:table-row>
        <table:table-row>
          <table:table-cell office:value-type="string">
            <text:p>https://youtu.be/nIVW4P8b1VA</text:p>
          </table:table-cell>
          <table:table-cell office:value-type="string">
            <text:p>Arrays</text:p>
          </table:table-cell>
          <table:table-cell office:value-type="string">
            <text:p>Find Minimum in Rotated Sorted Array</text:p>
          </table:table-cell>
          <table:table-cell office:value-type="string">
            <text:p>https://leetcode.com/problems/find-minimum-in-rotated-sorted-array/</text:p>
          </table:table-cell>
          <table:table-cell office:value-type="string">
            <text:p>check if half of array is sorted in order to find pivot, arr is guaranteed to be in at most two sorted subarrays</text:p>
          </table:table-cell>
        </table:table-row>
        <table:table-row>
          <table:table-cell office:value-type="string">
            <text:p>https://youtu.be/U8XENwh8Oy8</text:p>
          </table:table-cell>
          <table:table-cell office:value-type="string">
            <text:p>Arrays</text:p>
          </table:table-cell>
          <table:table-cell office:value-type="string">
            <text:p>Search in Rotated Sorted Array</text:p>
          </table:table-cell>
          <table:table-cell office:value-type="string">
            <text:p>https://leetcode.com/problems/search-in-rotated-sorted-array/</text:p>
          </table:table-cell>
          <table:table-cell office:value-type="string">
            <text:p>at most two sorted halfs, mid will be apart of left sorted or right sorted, if target is in range of sorted portion then search it, otherwise search other half</text:p>
          </table:table-cell>
        </table:table-row>
        <table:table-row>
          <table:table-cell office:value-type="string">
            <text:p>https://youtu.be/jzZsG8n2R9A</text:p>
          </table:table-cell>
          <table:table-cell office:value-type="string">
            <text:p>Arrays</text:p>
          </table:table-cell>
          <table:table-cell office:value-type="string">
            <text:p>3Sum</text:p>
          </table:table-cell>
          <table:table-cell office:value-type="string">
            <text:p>https://leetcode.com/problems/3sum/</text:p>
          </table:table-cell>
          <table:table-cell office:value-type="string">
            <text:p>sort input, for each first element, find next two where -a = b+c, if a=prevA, skip a, if b=prevB skip b to elim duplicates; to find b,c use two pointers, left/right on remaining list;</text:p>
          </table:table-cell>
        </table:table-row>
        <table:table-row>
          <table:table-cell office:value-type="string">
            <text:p>https://youtu.be/UuiTKBwPgAo</text:p>
          </table:table-cell>
          <table:table-cell office:value-type="string">
            <text:p>Arrays</text:p>
          </table:table-cell>
          <table:table-cell office:value-type="string">
            <text:p>Container With Most Water</text:p>
          </table:table-cell>
          <table:table-cell office:value-type="string">
            <text:p>https://leetcode.com/problems/container-with-most-water/</text:p>
          </table:table-cell>
          <table:table-cell office:value-type="string">
            <text:p>shrinking window, left/right initially at endpoints, shift the pointer with min height;</text:p>
          </table:table-cell>
        </table:table-row>
        <table:table-row>
          <table:table-cell office:value-type="string">
            <text:p>https://youtu.be/gVUrDV4tZfY</text:p>
          </table:table-cell>
          <table:table-cell office:value-type="string">
            <text:p>Binary</text:p>
          </table:table-cell>
          <table:table-cell office:value-type="string">
            <text:p>Sum of Two Integers</text:p>
          </table:table-cell>
          <table:table-cell office:value-type="string">
            <text:p>https://leetcode.com/problems/sum-of-two-integers/</text:p>
          </table:table-cell>
          <table:table-cell office:value-type="string">
            <text:p>add bit by bit, be mindful of carry, after adding, if carry is still 1, then add it as well;</text:p>
          </table:table-cell>
        </table:table-row>
        <table:table-row>
          <table:table-cell office:value-type="string">
            <text:p>https://youtu.be/5Km3utixwZs</text:p>
          </table:table-cell>
          <table:table-cell office:value-type="string">
            <text:p>Binary</text:p>
          </table:table-cell>
          <table:table-cell office:value-type="string">
            <text:p>Number of 1 Bits</text:p>
          </table:table-cell>
          <table:table-cell office:value-type="string">
            <text:p>https://leetcode.com/problems/number-of-1-bits/</text:p>
          </table:table-cell>
          <table:table-cell office:value-type="string">
            <text:p>modulo, and dividing n; mod and div are expensive, to divide use bit shift, instead of mod to get 1's place use bitwise &amp; 1;</text:p>
          </table:table-cell>
        </table:table-row>
        <table:table-row>
          <table:table-cell office:value-type="string">
            <text:p>https://youtu.be/RyBM56RIWrM</text:p>
          </table:table-cell>
          <table:table-cell office:value-type="string">
            <text:p>Binary</text:p>
          </table:table-cell>
          <table:table-cell office:value-type="string">
            <text:p>Counting Bits</text:p>
          </table:table-cell>
          <table:table-cell office:value-type="string">
            <text:p>https://leetcode.com/problems/counting-bits/</text:p>
          </table:table-cell>
          <table:table-cell office:value-type="string">
            <text:p>write out result for num=16 to figure out pattern; res[i] = res[i - offset], where offset is the biggest power of 2 &lt;= I;</text:p>
          </table:table-cell>
        </table:table-row>
        <table:table-row>
          <table:table-cell office:value-type="string">
            <text:p>https://youtu.be/WnPLSRLSANE</text:p>
          </table:table-cell>
          <table:table-cell office:value-type="string">
            <text:p>Binary</text:p>
          </table:table-cell>
          <table:table-cell office:value-type="string">
            <text:p>Missing Number</text:p>
          </table:table-cell>
          <table:table-cell office:value-type="string">
            <text:p>https://leetcode.com/problems/missing-number/</text:p>
          </table:table-cell>
          <table:table-cell office:value-type="string">
            <text:p>compute expected sum - real sum; xor n with each index and value;</text:p>
          </table:table-cell>
        </table:table-row>
        <table:table-row>
          <table:table-cell office:value-type="string">
            <text:p>https://youtu.be/UcoN6UjAI64</text:p>
          </table:table-cell>
          <table:table-cell office:value-type="string">
            <text:p>Binary</text:p>
          </table:table-cell>
          <table:table-cell office:value-type="string">
            <text:p>Reverse Bits</text:p>
          </table:table-cell>
          <table:table-cell office:value-type="string">
            <text:p>https://leetcode.com/problems/reverse-bits/</text:p>
          </table:table-cell>
          <table:table-cell office:value-type="string">
            <text:p>reverse each of 32 bits;</text:p>
          </table:table-cell>
        </table:table-row>
        <table:table-row>
          <table:table-cell office:value-type="string">
            <text:p>https://youtu.be/Y0lT9Fck7qI</text:p>
          </table:table-cell>
          <table:table-cell office:value-type="string">
            <text:p>Dynamic Programming</text:p>
          </table:table-cell>
          <table:table-cell office:value-type="string">
            <text:p>Climbing Stairs</text:p>
          </table:table-cell>
          <table:table-cell office:value-type="string">
            <text:p>https://leetcode.com/problems/climbing-stairs/</text:p>
          </table:table-cell>
          <table:table-cell office:value-type="string">
            <text:p>subproblem find (n-1) and (n-2), sum = n;</text:p>
          </table:table-cell>
        </table:table-row>
        <table:table-row>
          <table:table-cell office:value-type="string">
            <text:p>https://youtu.be/H9bfqozjoqs</text:p>
          </table:table-cell>
          <table:table-cell office:value-type="string">
            <text:p>Dynamic Programming</text:p>
          </table:table-cell>
          <table:table-cell office:value-type="string">
            <text:p>Coin Change</text:p>
          </table:table-cell>
          <table:table-cell office:value-type="string">
            <text:p>https://leetcode.com/problems/coin-change/</text:p>
          </table:table-cell>
          <table:table-cell office:value-type="string">
            <text:p>top-down: recursive dfs, for amount, branch for each coin, cache to store prev coin_count for each amount; bottom-up: compute coins for amount = 1, up until n, using for each coin (amount - coin), cache prev values</text:p>
          </table:table-cell>
        </table:table-row>
        <table:table-row>
          <table:table-cell office:value-type="string">
            <text:p>https://youtu.be/cjWnW0hdF1Y</text:p>
          </table:table-cell>
          <table:table-cell office:value-type="string">
            <text:p>Dynamic Programming</text:p>
          </table:table-cell>
          <table:table-cell office:value-type="string">
            <text:p>Longest Increasing Subsequence</text:p>
          </table:table-cell>
          <table:table-cell office:value-type="string">
            <text:p>https://leetcode.com/problems/longest-increasing-subsequence/</text:p>
          </table:table-cell>
          <table:table-cell office:value-type="string">
            <text:p>recursive: foreach num, get subseq with num and without num, only include num if prev was less, cache solution of each; dp=subseq length which must end with each num, curr num must be after a prev dp or by itself;</text:p>
          </table:table-cell>
        </table:table-row>
        <table:table-row>
          <table:table-cell office:value-type="string">
            <text:p>https://youtu.be/Ua0GhsJSlWM</text:p>
          </table:table-cell>
          <table:table-cell office:value-type="string">
            <text:p>Dynamic Programming</text:p>
          </table:table-cell>
          <table:table-cell office:value-type="string">
            <text:p>Longest Common Subsequence</text:p>
          </table:table-cell>
          <table:table-cell office:value-type="string">
            <text:p>https://leetcode.com/problems/longest-common-subsequence/</text:p>
          </table:table-cell>
          <table:table-cell office:value-type="string">
            <text:p>recursive: if first chars are equal find lcs of remaining of each, else max of: lcs of first and remain of 2nd and lcs of 2nd remain of first, cache result; nested forloop to compute the cache without recursion;</text:p>
          </table:table-cell>
        </table:table-row>
        <table:table-row>
          <table:table-cell office:value-type="string">
            <text:p>https://youtu.be/Sx9NNgInc3A</text:p>
          </table:table-cell>
          <table:table-cell office:value-type="string">
            <text:p>Dynamic Programming</text:p>
          </table:table-cell>
          <table:table-cell office:value-type="string">
            <text:p>Word Break Problem</text:p>
          </table:table-cell>
          <table:table-cell office:value-type="string">
            <text:p>https://leetcode.com/problems/word-break/</text:p>
          </table:table-cell>
          <table:table-cell office:value-type="string">
            <text:p>for each prefix, if prefix is in dict and wordbreak(remaining str)=True, then return True, cache result of wordbreak;</text:p>
          </table:table-cell>
        </table:table-row>
        <table:table-row>
          <table:table-cell office:value-type="string">
            <text:p>https://youtu.be/GBKI9VSKdGg</text:p>
          </table:table-cell>
          <table:table-cell office:value-type="string">
            <text:p>Dynamic Programming</text:p>
          </table:table-cell>
          <table:table-cell office:value-type="string">
            <text:p>Combination Sum</text:p>
          </table:table-cell>
          <table:table-cell office:value-type="string">
            <text:p>https://leetcode.com/problems/combination-sum/</text:p>
          </table:table-cell>
          <table:table-cell office:value-type="string">
            <text:p>visualize the decision tree, base case is curSum = or &gt; target, each candidate can have children of itself or elements to right of it inorder to elim duplicate solutions;</text:p>
          </table:table-cell>
        </table:table-row>
        <table:table-row>
          <table:table-cell office:value-type="string">
            <text:p>https://youtu.be/73r3KWiEvyk</text:p>
          </table:table-cell>
          <table:table-cell office:value-type="string">
            <text:p>Dynamic Programming</text:p>
          </table:table-cell>
          <table:table-cell office:value-type="string">
            <text:p>House Robber</text:p>
          </table:table-cell>
          <table:table-cell office:value-type="string">
            <text:p>https://leetcode.com/problems/house-robber/</text:p>
          </table:table-cell>
          <table:table-cell office:value-type="string">
            <text:p>for each num, get max of prev subarr, or num + prev subarr not including last element, store results of prev, and prev not including last element</text:p>
          </table:table-cell>
        </table:table-row>
        <table:table-row>
          <table:table-cell office:value-type="string">
            <text:p>https://youtu.be/rWAJCfYYOvM</text:p>
          </table:table-cell>
          <table:table-cell office:value-type="string">
            <text:p>Dynamic Programming</text:p>
          </table:table-cell>
          <table:table-cell office:value-type="string">
            <text:p>House Robber II</text:p>
          </table:table-cell>
          <table:table-cell office:value-type="string">
            <text:p>https://leetcode.com/problems/house-robber-ii/</text:p>
          </table:table-cell>
          <table:table-cell office:value-type="string">
            <text:p>subarr = arr without first &amp; last, get max of subarr, then pick which of first/last should be added to it</text:p>
          </table:table-cell>
        </table:table-row>
        <table:table-row>
          <table:table-cell office:value-type="string">
            <text:p>https://youtu.be/6aEyTjOwlJU</text:p>
          </table:table-cell>
          <table:table-cell office:value-type="string">
            <text:p>Dynamic Programming</text:p>
          </table:table-cell>
          <table:table-cell office:value-type="string">
            <text:p>Decode Ways</text:p>
          </table:table-cell>
          <table:table-cell office:value-type="string">
            <text:p>https://leetcode.com/problems/decode-ways/</text:p>
          </table:table-cell>
          <table:table-cell office:value-type="string">
            <text:p>can cur char be decoded in one or two ways? Recursion -&gt; cache -&gt; iterative dp solution, a lot of edge cases to determine, 52, 31, 29, 10, 20 only decoded one way, 11, 26 decoded two ways</text:p>
          </table:table-cell>
        </table:table-row>
        <table:table-row>
          <table:table-cell office:value-type="string">
            <text:p>https://youtu.be/IlEsdxuD4lY</text:p>
          </table:table-cell>
          <table:table-cell office:value-type="string">
            <text:p>Dynamic Programming</text:p>
          </table:table-cell>
          <table:table-cell office:value-type="string">
            <text:p>Unique Paths</text:p>
          </table:table-cell>
          <table:table-cell office:value-type="string">
            <text:p>https://leetcode.com/problems/unique-paths/</text:p>
          </table:table-cell>
          <table:table-cell office:value-type="string">
            <text:p>work backwards from solution, store paths for each position in grid, to further optimize, we don’t store whole grid, only need to store prev row;</text:p>
          </table:table-cell>
        </table:table-row>
        <table:table-row>
          <table:table-cell office:value-type="string">
            <text:p>https://youtu.be/Yan0cv2cLy8</text:p>
          </table:table-cell>
          <table:table-cell office:value-type="string">
            <text:p>Dynamic Programming</text:p>
          </table:table-cell>
          <table:table-cell office:value-type="string">
            <text:p>Jump Game</text:p>
          </table:table-cell>
          <table:table-cell office:value-type="string">
            <text:p>https://leetcode.com/problems/jump-game/</text:p>
          </table:table-cell>
          <table:table-cell office:value-type="string">
            <text:p>visualize the recursive tree, cache solution for O(n) time/mem complexity, iterative is O(1) mem, just iterate backwards to see if element can reach goal node, if yes, then set it equal to goal node, continue;</text:p>
          </table:table-cell>
        </table:table-row>
        <table:table-row>
          <table:table-cell office:value-type="string">
            <text:p>https://youtu.be/mQeF6bN8hMk</text:p>
          </table:table-cell>
          <table:table-cell office:value-type="string">
            <text:p>Graph</text:p>
          </table:table-cell>
          <table:table-cell office:value-type="string">
            <text:p>Clone Graph</text:p>
          </table:table-cell>
          <table:table-cell office:value-type="string">
            <text:p>https://leetcode.com/problems/clone-graph/</text:p>
          </table:table-cell>
          <table:table-cell office:value-type="string">
            <text:p>recursive dfs, hashmap for visited nodes</text:p>
          </table:table-cell>
        </table:table-row>
        <table:table-row>
          <table:table-cell office:value-type="string">
            <text:p>https://youtu.be/EgI5nU9etnU</text:p>
          </table:table-cell>
          <table:table-cell office:value-type="string">
            <text:p>Graph</text:p>
          </table:table-cell>
          <table:table-cell office:value-type="string">
            <text:p>Course Schedule</text:p>
          </table:table-cell>
          <table:table-cell office:value-type="string">
            <text:p>https://leetcode.com/problems/course-schedule/</text:p>
          </table:table-cell>
          <table:table-cell office:value-type="string">
            <text:p>build adjacentcy_list with edges, run dfs on each V, if while dfs on V we see V again, then loop exists, otherwise V isnt in a loop, 3 states= not visited, visited, still visiting</text:p>
          </table:table-cell>
        </table:table-row>
        <table:table-row>
          <table:table-cell office:value-type="string">
            <text:p>https://youtu.be/s-VkcjHqkGI</text:p>
          </table:table-cell>
          <table:table-cell office:value-type="string">
            <text:p>Graph</text:p>
          </table:table-cell>
          <table:table-cell office:value-type="string">
            <text:p>Pacific Atlantic Water Flow</text:p>
          </table:table-cell>
          <table:table-cell office:value-type="string">
            <text:p>https://leetcode.com/problems/pacific-atlantic-water-flow/</text:p>
          </table:table-cell>
          <table:table-cell office:value-type="string">
            <text:p>dfs each cell, keep track of visited, and track which reach pac, atl; dfs on cells adjacent to pac, atl, find overlap of cells that are visited by both pac and atl cells;</text:p>
          </table:table-cell>
        </table:table-row>
        <table:table-row>
          <table:table-cell office:value-type="string">
            <text:p>https://youtu.be/pV2kpPD66nE</text:p>
          </table:table-cell>
          <table:table-cell office:value-type="string">
            <text:p>Graph</text:p>
          </table:table-cell>
          <table:table-cell office:value-type="string">
            <text:p>Number of Islands</text:p>
          </table:table-cell>
          <table:table-cell office:value-type="string">
            <text:p>https://leetcode.com/problems/number-of-islands/</text:p>
          </table:table-cell>
          <table:table-cell office:value-type="string">
            <text:p>foreach cell, if cell is 1 and unvisited run dfs, increment cound and marking each contigous 1 as visited</text:p>
          </table:table-cell>
        </table:table-row>
        <table:table-row>
          <table:table-cell office:value-type="string">
            <text:p>https://youtu.be/P6RZZMu_maU</text:p>
          </table:table-cell>
          <table:table-cell office:value-type="string">
            <text:p>Graph</text:p>
          </table:table-cell>
          <table:table-cell office:value-type="string">
            <text:p>Longest Consecutive Sequence</text:p>
          </table:table-cell>
          <table:table-cell office:value-type="string">
            <text:p>https://leetcode.com/problems/longest-consecutive-sequence/</text:p>
          </table:table-cell>
          <table:table-cell office:value-type="string">
            <text:p>use bruteforce and try to optimize, consider the max subseq containing each num; add each num to hashset, for each num if num-1 doesn’t exist, count the consecutive nums after num, ie num+1; there is also a union-find solution;</text:p>
          </table:table-cell>
        </table:table-row>
        <table:table-row>
          <table:table-cell office:value-type="string">
            <text:p>https://youtu.be/6kTZYvNNyps</text:p>
          </table:table-cell>
          <table:table-cell office:value-type="string">
            <text:p>Graph</text:p>
          </table:table-cell>
          <table:table-cell office:value-type="string">
            <text:p>Alien Dictionary (Leetcode Premium)</text:p>
          </table:table-cell>
          <table:table-cell office:value-type="string">
            <text:p>https://leetcode.com/problems/alien-dictionary/</text:p>
          </table:table-cell>
          <table:table-cell office:value-type="string">
            <text:p>chars of a word not in order, the words are in order, find adjacency list of each unique char by iterating through adjacent words and finding first chars that are different, run topsort on graph and do loop detection;</text:p>
          </table:table-cell>
        </table:table-row>
        <table:table-row>
          <table:table-cell office:value-type="string">
            <text:p>https://youtu.be/bXsUuownnoQ</text:p>
          </table:table-cell>
          <table:table-cell office:value-type="string">
            <text:p>Graph</text:p>
          </table:table-cell>
          <table:table-cell office:value-type="string">
            <text:p>Graph Valid Tree (Leetcode Premium)</text:p>
          </table:table-cell>
          <table:table-cell office:value-type="string">
            <text:p>https://leetcode.com/problems/graph-valid-tree/</text:p>
          </table:table-cell>
          <table:table-cell office:value-type="string">
            <text:p>union find, if union return false, loop exists, at end size must equal n, or its not connected; dfs to get size and check for loop, since each edge is double, before dfs on neighbor of N, remove N from neighbor list of neighbor;</text:p>
          </table:table-cell>
        </table:table-row>
        <table:table-row>
          <table:table-cell office:value-type="string">
            <text:p>https://youtu.be/8f1XPm4WOUc</text:p>
          </table:table-cell>
          <table:table-cell office:value-type="string">
            <text:p>Graph</text:p>
          </table:table-cell>
          <table:table-cell office:value-type="string">
            <text:p>Number of Connected Components in an Undirected Graph (Leetcode Premium)</text:p>
          </table:table-cell>
          <table:table-cell office:value-type="string">
            <text:p>https://leetcode.com/problems/number-of-connected-components-in-an-undirected-graph/</text:p>
          </table:table-cell>
          <table:table-cell office:value-type="string">
            <text:p>dfs on each node that hasn’t been visited, increment component count, adjacency list; bfs and union find are possible;</text:p>
          </table:table-cell>
        </table:table-row>
        <table:table-row>
          <table:table-cell office:value-type="string">
            <text:p>https://youtu.be/A8NUOmlwOlM</text:p>
          </table:table-cell>
          <table:table-cell office:value-type="string">
            <text:p>Interval</text:p>
          </table:table-cell>
          <table:table-cell office:value-type="string">
            <text:p>Insert Interval</text:p>
          </table:table-cell>
          <table:table-cell office:value-type="string">
            <text:p>https://leetcode.com/problems/insert-interval/</text:p>
          </table:table-cell>
          <table:table-cell office:value-type="string">
            <text:p>insert new interval in order, then merge intervals; newinterval could only merge with one interval that comes before it, then add remaining intervals;</text:p>
          </table:table-cell>
        </table:table-row>
        <table:table-row>
          <table:table-cell office:value-type="string">
            <text:p>https://youtu.be/44H3cEC2fFM</text:p>
          </table:table-cell>
          <table:table-cell office:value-type="string">
            <text:p>Interval</text:p>
          </table:table-cell>
          <table:table-cell office:value-type="string">
            <text:p>Merge Intervals</text:p>
          </table:table-cell>
          <table:table-cell office:value-type="string">
            <text:p>https://leetcode.com/problems/merge-intervals/</text:p>
          </table:table-cell>
          <table:table-cell office:value-type="string">
            <text:p>sort each interval, overlapping intervals should be adjacent, iterate and build solution; also graph method, less efficient, more complicated</text:p>
          </table:table-cell>
        </table:table-row>
        <table:table-row>
          <table:table-cell office:value-type="string">
            <text:p>https://youtu.be/nONCGxWoUfM</text:p>
          </table:table-cell>
          <table:table-cell office:value-type="string">
            <text:p>Interval</text:p>
          </table:table-cell>
          <table:table-cell office:value-type="string">
            <text:p>Non-overlapping Intervals</text:p>
          </table:table-cell>
          <table:table-cell office:value-type="string">
            <text:p>https://leetcode.com/problems/non-overlapping-intervals/</text:p>
          </table:table-cell>
          <table:table-cell office:value-type="string">
            <text:p>instead of removing, count how max num of intervals you can include, sort intervals, dp to compute max intervals up until the i-th interval;</text:p>
          </table:table-cell>
        </table:table-row>
        <table:table-row>
          <table:table-cell office:value-type="string">
            <text:p>https://youtu.be/PaJxqZVPhbg</text:p>
          </table:table-cell>
          <table:table-cell office:value-type="string">
            <text:p>Interval</text:p>
          </table:table-cell>
          <table:table-cell office:value-type="string">
            <text:p>Meeting Rooms (Leetcode Premium)</text:p>
          </table:table-cell>
          <table:table-cell office:value-type="string">
            <text:p>https://leetcode.com/problems/meeting-rooms/</text:p>
          </table:table-cell>
          <table:table-cell office:value-type="string">
            <text:p>sort intervals by start time, if second interval doesn’t overlap with first, then third def wont overlap with first;</text:p>
          </table:table-cell>
        </table:table-row>
        <table:table-row>
          <table:table-cell office:value-type="string">
            <text:p>https://youtu.be/FdzJmTCVyJU</text:p>
          </table:table-cell>
          <table:table-cell office:value-type="string">
            <text:p>Interval</text:p>
          </table:table-cell>
          <table:table-cell office:value-type="string">
            <text:p>Meeting Rooms II (Leetcode Premium)</text:p>
          </table:table-cell>
          <table:table-cell office:value-type="string">
            <text:p>https://leetcode.com/problems/meeting-rooms-ii/</text:p>
          </table:table-cell>
          <table:table-cell office:value-type="string">
            <text:p>we care about the points in time where we are starting/ending a meeting, we already are given those, just separate start/end and traverse counting num of meetings going at these points in time; for each meeting check if a prev meeting has finished before curr started, using min heap;</text:p>
          </table:table-cell>
        </table:table-row>
        <table:table-row>
          <table:table-cell office:value-type="string">
            <text:p>https://youtu.be/G0_I-ZF0S38</text:p>
          </table:table-cell>
          <table:table-cell office:value-type="string">
            <text:p>Linked List</text:p>
          </table:table-cell>
          <table:table-cell office:value-type="string">
            <text:p>Reverse a Linked List</text:p>
          </table:table-cell>
          <table:table-cell office:value-type="string">
            <text:p>https://leetcode.com/problems/reverse-linked-list/</text:p>
          </table:table-cell>
          <table:table-cell office:value-type="string">
            <text:p>iterate through maintaining cur and prev; recursively reverse, return new head of list</text:p>
          </table:table-cell>
        </table:table-row>
        <table:table-row>
          <table:table-cell office:value-type="string">
            <text:p>https://youtu.be/gBTe7lFR3vc</text:p>
          </table:table-cell>
          <table:table-cell office:value-type="string">
            <text:p>Linked List</text:p>
          </table:table-cell>
          <table:table-cell office:value-type="string">
            <text:p>Detect Cycle in a Linked List</text:p>
          </table:table-cell>
          <table:table-cell office:value-type="string">
            <text:p>https://leetcode.com/problems/linked-list-cycle/</text:p>
          </table:table-cell>
          <table:table-cell office:value-type="string">
            <text:p>dict to remember visited nodes; two pointers at different speeds, if they meet there is loop</text:p>
          </table:table-cell>
        </table:table-row>
        <table:table-row>
          <table:table-cell office:value-type="string">
            <text:p>https://youtu.be/XIdigk956u0</text:p>
          </table:table-cell>
          <table:table-cell office:value-type="string">
            <text:p>Linked List</text:p>
          </table:table-cell>
          <table:table-cell office:value-type="string">
            <text:p>Merge Two Sorted Lists</text:p>
          </table:table-cell>
          <table:table-cell office:value-type="string">
            <text:p>https://leetcode.com/problems/merge-two-sorted-lists/</text:p>
          </table:table-cell>
          <table:table-cell office:value-type="string">
            <text:p>insert each node from one list into the other</text:p>
          </table:table-cell>
        </table:table-row>
        <table:table-row>
          <table:table-cell office:value-type="string">
            <text:p>https://youtu.be/q5a5OiGbT6Q</text:p>
          </table:table-cell>
          <table:table-cell office:value-type="string">
            <text:p>Linked List</text:p>
          </table:table-cell>
          <table:table-cell office:value-type="string">
            <text:p>Merge K Sorted Lists</text:p>
          </table:table-cell>
          <table:table-cell office:value-type="string">
            <text:p>https://leetcode.com/problems/merge-k-sorted-lists/</text:p>
          </table:table-cell>
          <table:table-cell office:value-type="string">
            <text:p>divied and conquer, merge lists, N totalnodes, k-lists, O(N*logk). For each list, find min val, insert it into list, use priorityQ to optimize finding min O(N*logk)</text:p>
          </table:table-cell>
        </table:table-row>
        <table:table-row>
          <table:table-cell office:value-type="string">
            <text:p>https://youtu.be/XVuQxVej6y8</text:p>
          </table:table-cell>
          <table:table-cell office:value-type="string">
            <text:p>Linked List</text:p>
          </table:table-cell>
          <table:table-cell office:value-type="string">
            <text:p>Remove Nth Node From End Of List</text:p>
          </table:table-cell>
          <table:table-cell office:value-type="string">
            <text:p>https://leetcode.com/problems/remove-nth-node-from-end-of-list/</text:p>
          </table:table-cell>
          <table:table-cell office:value-type="string">
            <text:p>use dummy node at head of list, compute len of list; two pointers, second has offset of n from first;</text:p>
          </table:table-cell>
        </table:table-row>
        <table:table-row>
          <table:table-cell office:value-type="string">
            <text:p>https://youtu.be/S5bfdUTrKLM</text:p>
          </table:table-cell>
          <table:table-cell office:value-type="string">
            <text:p>Linked List</text:p>
          </table:table-cell>
          <table:table-cell office:value-type="string">
            <text:p>Reorder List</text:p>
          </table:table-cell>
          <table:table-cell office:value-type="string">
            <text:p>https://leetcode.com/problems/reorder-list/</text:p>
          </table:table-cell>
          <table:table-cell office:value-type="string">
            <text:p>reverse second half of list, then easily reorder it; non-optimal way is to store list in array;</text:p>
          </table:table-cell>
        </table:table-row>
        <table:table-row>
          <table:table-cell office:value-type="string">
            <text:p>https://youtu.be/T41rL0L3Pnw</text:p>
          </table:table-cell>
          <table:table-cell office:value-type="string">
            <text:p>Matrix</text:p>
          </table:table-cell>
          <table:table-cell office:value-type="string">
            <text:p>Set Matrix Zeroes</text:p>
          </table:table-cell>
          <table:table-cell office:value-type="string">
            <text:p>https://leetcode.com/problems/set-matrix-zeroes/</text:p>
          </table:table-cell>
          <table:table-cell office:value-type="string">
            <text:p>use sets to keep track of all rows, cols to zero out, after, for each num if it is in a zero row or col then change it to 0; flag first cell in row, and col to mark row/col that needs to be zeroed;</text:p>
          </table:table-cell>
        </table:table-row>
        <table:table-row>
          <table:table-cell office:value-type="string">
            <text:p>https://youtu.be/BJnMZNwUk1M</text:p>
          </table:table-cell>
          <table:table-cell office:value-type="string">
            <text:p>Matrix</text:p>
          </table:table-cell>
          <table:table-cell office:value-type="string">
            <text:p>Spiral Matrix</text:p>
          </table:table-cell>
          <table:table-cell office:value-type="string">
            <text:p>https://leetcode.com/problems/spiral-matrix/</text:p>
          </table:table-cell>
          <table:table-cell office:value-type="string">
            <text:p>keep track of visited cells; keep track of boundaries, layer-by-layer;</text:p>
          </table:table-cell>
        </table:table-row>
        <table:table-row>
          <table:table-cell office:value-type="string">
            <text:p>https://youtu.be/fMSJSS7eO1w</text:p>
          </table:table-cell>
          <table:table-cell office:value-type="string">
            <text:p>Matrix</text:p>
          </table:table-cell>
          <table:table-cell office:value-type="string">
            <text:p>Rotate Image</text:p>
          </table:table-cell>
          <table:table-cell office:value-type="string">
            <text:p>https://leetcode.com/problems/rotate-image/</text:p>
          </table:table-cell>
          <table:table-cell office:value-type="string">
            <text:p>rotate layer-by-layer, use that it's a square as advantage, rotate positions in reverse order, store a in temp, a = b, b = c, c = d, d = temp;</text:p>
          </table:table-cell>
        </table:table-row>
        <table:table-row>
          <table:table-cell office:value-type="string">
            <text:p>https://youtu.be/pfiQ_PS1g8E</text:p>
          </table:table-cell>
          <table:table-cell office:value-type="string">
            <text:p>Matrix</text:p>
          </table:table-cell>
          <table:table-cell office:value-type="string">
            <text:p>Word Search</text:p>
          </table:table-cell>
          <table:table-cell office:value-type="string">
            <text:p>https://leetcode.com/problems/word-search/</text:p>
          </table:table-cell>
          <table:table-cell office:value-type="string">
            <text:p>dfs on each cell, for each search remember visited cells, and remove cur visited cell right before you return from dfs;</text:p>
          </table:table-cell>
        </table:table-row>
        <table:table-row>
          <table:table-cell office:value-type="string">
            <text:p>https://youtu.be/wiGpQwVHdE0</text:p>
          </table:table-cell>
          <table:table-cell office:value-type="string">
            <text:p>String</text:p>
          </table:table-cell>
          <table:table-cell office:value-type="string">
            <text:p>Longest Substring Without Repeating Characters</text:p>
          </table:table-cell>
          <table:table-cell office:value-type="string">
            <text:p>https://leetcode.com/problems/longest-substring-without-repeating-characters/</text:p>
          </table:table-cell>
          <table:table-cell office:value-type="string">
            <text:p>sliding window, if we see same char twice within curr window, shift start position;</text:p>
          </table:table-cell>
        </table:table-row>
        <table:table-row>
          <table:table-cell office:value-type="string">
            <text:p>https://youtu.be/gqXU1UyA8pk</text:p>
          </table:table-cell>
          <table:table-cell office:value-type="string">
            <text:p>String</text:p>
          </table:table-cell>
          <table:table-cell office:value-type="string">
            <text:p>Longest Repeating Character Replacement</text:p>
          </table:table-cell>
          <table:table-cell office:value-type="string">
            <text:p>https://leetcode.com/problems/longest-repeating-character-replacement/</text:p>
          </table:table-cell>
          <table:table-cell office:value-type="string">
            <text:p>PAY ATTENTION: limited to chars A-Z; for each capital char, check if it could create the longest repeating substr, use sliding window to optimize; check if windowlen=1 works, if yes, increment len, if not, shift window right;</text:p>
          </table:table-cell>
        </table:table-row>
        <table:table-row>
          <table:table-cell office:value-type="string">
            <text:p>https://youtu.be/jSto0O4AJbM</text:p>
          </table:table-cell>
          <table:table-cell office:value-type="string">
            <text:p>String</text:p>
          </table:table-cell>
          <table:table-cell office:value-type="string">
            <text:p>Minimum Window Substring</text:p>
          </table:table-cell>
          <table:table-cell office:value-type="string">
            <text:p>https://leetcode.com/problems/minimum-window-substring/</text:p>
          </table:table-cell>
          <table:table-cell office:value-type="string">
            <text:p>need is num of unique char in T, HAVE is num of char we have valid count for, sliding window, move right until valid, if valid, increment left until invalid, to check validity keep track if the count of each unique char is satisfied;</text:p>
          </table:table-cell>
        </table:table-row>
        <table:table-row>
          <table:table-cell office:value-type="string">
            <text:p>https://youtu.be/9UtInBqnCgA</text:p>
          </table:table-cell>
          <table:table-cell office:value-type="string">
            <text:p>String</text:p>
          </table:table-cell>
          <table:table-cell office:value-type="string">
            <text:p>Valid Anagram</text:p>
          </table:table-cell>
          <table:table-cell office:value-type="string">
            <text:p>https://leetcode.com/problems/valid-anagram/</text:p>
          </table:table-cell>
          <table:table-cell office:value-type="string">
            <text:p>hashmap to count each char in str1, decrement for str2;</text:p>
          </table:table-cell>
        </table:table-row>
        <table:table-row>
          <table:table-cell office:value-type="string">
            <text:p>https://youtu.be/vzdNOK2oB2E</text:p>
          </table:table-cell>
          <table:table-cell office:value-type="string">
            <text:p>String</text:p>
          </table:table-cell>
          <table:table-cell office:value-type="string">
            <text:p>Group Anagrams</text:p>
          </table:table-cell>
          <table:table-cell office:value-type="string">
            <text:p>https://leetcode.com/problems/group-anagrams/</text:p>
          </table:table-cell>
          <table:table-cell office:value-type="string">
            <text:p>for each of 26 chars, use count of each char in each word as tuple for key in dict, value is the list of anagrams;</text:p>
          </table:table-cell>
        </table:table-row>
        <table:table-row>
          <table:table-cell office:value-type="string">
            <text:p>https://youtu.be/WTzjTskDFMg</text:p>
          </table:table-cell>
          <table:table-cell office:value-type="string">
            <text:p>String</text:p>
          </table:table-cell>
          <table:table-cell office:value-type="string">
            <text:p>Valid Parentheses</text:p>
          </table:table-cell>
          <table:table-cell office:value-type="string">
            <text:p>https://leetcode.com/problems/valid-parentheses/</text:p>
          </table:table-cell>
          <table:table-cell office:value-type="string">
            <text:p>push opening brace on stack, pop if matching close brace, at end if stack empty, return true;</text:p>
          </table:table-cell>
        </table:table-row>
        <table:table-row>
          <table:table-cell office:value-type="string">
            <text:p>https://youtu.be/jJXJ16kPFWg</text:p>
          </table:table-cell>
          <table:table-cell office:value-type="string">
            <text:p>String</text:p>
          </table:table-cell>
          <table:table-cell office:value-type="string">
            <text:p>Valid Palindrome</text:p>
          </table:table-cell>
          <table:table-cell office:value-type="string">
            <text:p>https://leetcode.com/problems/valid-palindrome/</text:p>
          </table:table-cell>
          <table:table-cell office:value-type="string">
            <text:p>left, right pointers, update left and right until each points at alphanum, compare left and right, continue until left &gt;= right, don’t distinguish between upper/lowercase;</text:p>
          </table:table-cell>
        </table:table-row>
        <table:table-row>
          <table:table-cell office:value-type="string">
            <text:p>https://youtu.be/XYQecbcd6_c</text:p>
          </table:table-cell>
          <table:table-cell office:value-type="string">
            <text:p>String</text:p>
          </table:table-cell>
          <table:table-cell office:value-type="string">
            <text:p>Longest Palindromic Substring</text:p>
          </table:table-cell>
          <table:table-cell office:value-type="string">
            <text:p>https://leetcode.com/problems/longest-palindromic-substring/</text:p>
          </table:table-cell>
          <table:table-cell office:value-type="string">
            <text:p>foreach char in str, consider it were the middle, consider if pali was odd or even;</text:p>
          </table:table-cell>
        </table:table-row>
        <table:table-row>
          <table:table-cell office:value-type="string">
            <text:p>https://youtu.be/4RACzI5-du8</text:p>
          </table:table-cell>
          <table:table-cell office:value-type="string">
            <text:p>String</text:p>
          </table:table-cell>
          <table:table-cell office:value-type="string">
            <text:p>Palindromic Substrings</text:p>
          </table:table-cell>
          <table:table-cell office:value-type="string">
            <text:p>https://leetcode.com/problems/palindromic-substrings/</text:p>
          </table:table-cell>
          <table:table-cell office:value-type="string">
            <text:p>same as longest palindromic string, each char in str as middle and expand outwards, do same for pali of even len; maybe read up on manachers alg</text:p>
          </table:table-cell>
        </table:table-row>
        <table:table-row>
          <table:table-cell office:value-type="string">
            <text:p>https://youtu.be/B1k_sxOSgv8</text:p>
          </table:table-cell>
          <table:table-cell office:value-type="string">
            <text:p>String</text:p>
          </table:table-cell>
          <table:table-cell office:value-type="string">
            <text:p>Encode and Decode Strings (Leetcode Premium)</text:p>
          </table:table-cell>
          <table:table-cell office:value-type="string">
            <text:p>https://leetcode.com/problems/encode-and-decode-strings/</text:p>
          </table:table-cell>
          <table:table-cell office:value-type="string">
            <text:p>store length of str before each string and delimiter like '#';</text:p>
          </table:table-cell>
        </table:table-row>
        <table:table-row>
          <table:table-cell office:value-type="string">
            <text:p>https://youtu.be/hTM3phVI6YQ</text:p>
          </table:table-cell>
          <table:table-cell office:value-type="string">
            <text:p>Tree</text:p>
          </table:table-cell>
          <table:table-cell office:value-type="string">
            <text:p>Maximum Depth of Binary Tree</text:p>
          </table:table-cell>
          <table:table-cell office:value-type="string">
            <text:p>https://leetcode.com/problems/maximum-depth-of-binary-tree/</text:p>
          </table:table-cell>
          <table:table-cell office:value-type="string">
            <text:p>recursive dfs to find max-depth of subtrees; iterative bfs to count number of levels in tree</text:p>
          </table:table-cell>
        </table:table-row>
        <table:table-row>
          <table:table-cell office:value-type="string">
            <text:p>https://youtu.be/vRbbcKXCxOw</text:p>
          </table:table-cell>
          <table:table-cell office:value-type="string">
            <text:p>Tree</text:p>
          </table:table-cell>
          <table:table-cell office:value-type="string">
            <text:p>Same Tree</text:p>
          </table:table-cell>
          <table:table-cell office:value-type="string">
            <text:p>https://leetcode.com/problems/same-tree/</text:p>
          </table:table-cell>
          <table:table-cell office:value-type="string">
            <text:p>recursive dfs on both trees at the same time; iterative bfs compare each level of both trees</text:p>
          </table:table-cell>
        </table:table-row>
        <table:table-row>
          <table:table-cell office:value-type="string">
            <text:p>https://youtu.be/OnSn2XEQ4MY</text:p>
          </table:table-cell>
          <table:table-cell office:value-type="string">
            <text:p>Tree</text:p>
          </table:table-cell>
          <table:table-cell office:value-type="string">
            <text:p>Invert/Flip Binary Tree</text:p>
          </table:table-cell>
          <table:table-cell office:value-type="string">
            <text:p>https://leetcode.com/problems/invert-binary-tree/</text:p>
          </table:table-cell>
          <table:table-cell office:value-type="string">
            <text:p>recursive dfs to invert subtrees; bfs to invert levels, use collections.deque; iterative dfs is easy with stack if doing pre-order traversal</text:p>
          </table:table-cell>
        </table:table-row>
        <table:table-row>
          <table:table-cell office:value-type="string">
            <text:p>https://youtu.be/Hr5cWUld4vU</text:p>
          </table:table-cell>
          <table:table-cell office:value-type="string">
            <text:p>Tree</text:p>
          </table:table-cell>
          <table:table-cell office:value-type="string">
            <text:p>Binary Tree Maximum Path Sum</text:p>
          </table:table-cell>
          <table:table-cell office:value-type="string">
            <text:p>https://leetcode.com/problems/binary-tree-maximum-path-sum/</text:p>
          </table:table-cell>
          <table:table-cell office:value-type="string">
            <text:p>helper returns maxpathsum without splitting branches, inside helper we also update maxSum by computing maxpathsum WITH a split;</text:p>
          </table:table-cell>
        </table:table-row>
        <table:table-row>
          <table:table-cell office:value-type="string">
            <text:p>https://youtu.be/6ZnyEApgFYg</text:p>
          </table:table-cell>
          <table:table-cell office:value-type="string">
            <text:p>Tree</text:p>
          </table:table-cell>
          <table:table-cell office:value-type="string">
            <text:p>Binary Tree Level Order Traversal</text:p>
          </table:table-cell>
          <table:table-cell office:value-type="string">
            <text:p>https://leetcode.com/problems/binary-tree-level-order-traversal/</text:p>
          </table:table-cell>
          <table:table-cell office:value-type="string">
            <text:p>iterative bfs, add prev level which doesn't have any nulls to the result;</text:p>
          </table:table-cell>
        </table:table-row>
        <table:table-row>
          <table:table-cell office:value-type="string">
            <text:p>https://youtu.be/u4JAi2JJhI8</text:p>
          </table:table-cell>
          <table:table-cell office:value-type="string">
            <text:p>Tree</text:p>
          </table:table-cell>
          <table:table-cell office:value-type="string">
            <text:p>Serialize and Deserialize Binary Tree</text:p>
          </table:table-cell>
          <table:table-cell office:value-type="string">
            <text:p>https://leetcode.com/problems/serialize-and-deserialize-binary-tree/</text:p>
          </table:table-cell>
          <table:table-cell office:value-type="string">
            <text:p>bfs every single non-null node is added to string, and it's children are added too, even if they're null, deserialize by adding each non-null node to queue, deque node, it's children are next two nodes in string;</text:p>
          </table:table-cell>
        </table:table-row>
        <table:table-row>
          <table:table-cell office:value-type="string">
            <text:p>https://youtu.be/E36O5SWp-LE</text:p>
          </table:table-cell>
          <table:table-cell office:value-type="string">
            <text:p>Tree</text:p>
          </table:table-cell>
          <table:table-cell office:value-type="string">
            <text:p>Subtree of Another Tree</text:p>
          </table:table-cell>
          <table:table-cell office:value-type="string">
            <text:p>https://leetcode.com/problems/subtree-of-another-tree/</text:p>
          </table:table-cell>
          <table:table-cell office:value-type="string">
            <text:p>traverse s to check if any subtree in s equals t; merkle hashing?</text:p>
          </table:table-cell>
        </table:table-row>
        <table:table-row>
          <table:table-cell office:value-type="string">
            <text:p>https://youtu.be/ihj4IQGZ2zc</text:p>
          </table:table-cell>
          <table:table-cell office:value-type="string">
            <text:p>Tree</text:p>
          </table:table-cell>
          <table:table-cell office:value-type="string">
            <text:p>Construct Binary Tree from Preorder and Inorder Traversal</text:p>
          </table:table-cell>
          <table:table-cell office:value-type="string">
            <text:p>https://leetcode.com/problems/construct-binary-tree-from-preorder-and-inorder-traversal/</text:p>
          </table:table-cell>
          <table:table-cell office:value-type="string">
            <text:p>first element in pre-order is root, elements left of root in in-order are left subtree, right of root are right subtree, recursively build subtrees;</text:p>
          </table:table-cell>
        </table:table-row>
        <table:table-row>
          <table:table-cell office:value-type="string">
            <text:p>https://youtu.be/s6ATEkipzow</text:p>
          </table:table-cell>
          <table:table-cell office:value-type="string">
            <text:p>Tree</text:p>
          </table:table-cell>
          <table:table-cell office:value-type="string">
            <text:p>Validate Binary Search Tree</text:p>
          </table:table-cell>
          <table:table-cell office:value-type="string">
            <text:p>https://leetcode.com/problems/validate-binary-search-tree/</text:p>
          </table:table-cell>
          <table:table-cell office:value-type="string">
            <text:p>trick is use built in python min/max values float("inf"), "-inf", as parameters; iterative in-order traversal, check each val is greater than prev;</text:p>
          </table:table-cell>
        </table:table-row>
        <table:table-row>
          <table:table-cell office:value-type="string">
            <text:p>https://youtu.be/5LUXSvjmGCw</text:p>
          </table:table-cell>
          <table:table-cell office:value-type="string">
            <text:p>Tree</text:p>
          </table:table-cell>
          <table:table-cell office:value-type="string">
            <text:p>Kth Smallest Element in a BST</text:p>
          </table:table-cell>
          <table:table-cell office:value-type="string">
            <text:p>https://leetcode.com/problems/kth-smallest-element-in-a-bst/</text:p>
          </table:table-cell>
          <table:table-cell office:value-type="string">
            <text:p>non-optimal store tree in sorted array; iterative dfs in-order and return the kth element processed, go left until null, pop, go right once;</text:p>
          </table:table-cell>
        </table:table-row>
        <table:table-row>
          <table:table-cell office:value-type="string">
            <text:p>https://youtu.be/gs2LMfuOR9k</text:p>
          </table:table-cell>
          <table:table-cell office:value-type="string">
            <text:p>Tree</text:p>
          </table:table-cell>
          <table:table-cell office:value-type="string">
            <text:p>Lowest Common Ancestor of BST</text:p>
          </table:table-cell>
          <table:table-cell office:value-type="string">
            <text:p>https://leetcode.com/problems/lowest-common-ancestor-of-a-binary-search-tree/</text:p>
          </table:table-cell>
          <table:table-cell office:value-type="string">
            <text:p>compare p, q values to curr node, base case: one is in left, other in right subtree, then curr is lca;</text:p>
          </table:table-cell>
        </table:table-row>
        <table:table-row>
          <table:table-cell office:value-type="string">
            <text:p>https://youtu.be/oobqoCJlHA0</text:p>
          </table:table-cell>
          <table:table-cell office:value-type="string">
            <text:p>Tree</text:p>
          </table:table-cell>
          <table:table-cell office:value-type="string">
            <text:p>Implement Trie (Prefix Tree)</text:p>
          </table:table-cell>
          <table:table-cell office:value-type="string">
            <text:p>https://leetcode.com/problems/implement-trie-prefix-tree/</text:p>
          </table:table-cell>
          <table:table-cell office:value-type="string">
            <text:p>node has children characters, and bool if its an ending character, node DOESN’T have or need char, since root node doesn’t have a char, only children;</text:p>
          </table:table-cell>
        </table:table-row>
        <table:table-row>
          <table:table-cell office:value-type="string">
            <text:p>https://youtu.be/BTf05gs_8iU</text:p>
          </table:table-cell>
          <table:table-cell office:value-type="string">
            <text:p>Tree</text:p>
          </table:table-cell>
          <table:table-cell office:value-type="string">
            <text:p>Add and Search Word</text:p>
          </table:table-cell>
          <table:table-cell office:value-type="string">
            <text:p>https://leetcode.com/problems/add-and-search-word-data-structure-design/</text:p>
          </table:table-cell>
          <table:table-cell office:value-type="string">
            <text:p>if char = "." run search for remaining portion of word on all of curr nodes children;</text:p>
          </table:table-cell>
        </table:table-row>
        <table:table-row>
          <table:table-cell office:value-type="string">
            <text:p>https://youtu.be/asbcE9mZz_U</text:p>
          </table:table-cell>
          <table:table-cell office:value-type="string">
            <text:p>Tree</text:p>
          </table:table-cell>
          <table:table-cell office:value-type="string">
            <text:p>Word Search II</text:p>
          </table:table-cell>
          <table:table-cell office:value-type="string">
            <text:p>https://leetcode.com/problems/word-search-ii/</text:p>
          </table:table-cell>
          <table:table-cell office:value-type="string">
            <text:p>trick: I though use trie to store the grid, reverse thinking, instead store dictionary words, dfs on each cell, check if cell's char exists as child of root node in trie, if it does, update currNode, and check neighbors, a word could exist multiple times in grid, so don’t add duplicates;</text:p>
          </table:table-cell>
        </table:table-row>
        <table:table-row>
          <table:table-cell office:value-type="string">
            <text:p>https://youtu.be/q5a5OiGbT6Q</text:p>
          </table:table-cell>
          <table:table-cell office:value-type="string">
            <text:p>Heap</text:p>
          </table:table-cell>
          <table:table-cell office:value-type="string">
            <text:p>Merge K Sorted Lists</text:p>
          </table:table-cell>
          <table:table-cell office:value-type="string">
            <text:p>https://leetcode.com/problems/merge-k-sorted-lists/</text:p>
          </table:table-cell>
          <table:table-cell office:value-type="string">
            <text:p>we always want the min of the current frontier, we can store frontier in heap of size k for efficient pop/push; divide and conquer merging lists;</text:p>
          </table:table-cell>
        </table:table-row>
        <table:table-row>
          <table:table-cell office:value-type="string">
            <text:p>https://youtu.be/YPTqKIgVk-k</text:p>
          </table:table-cell>
          <table:table-cell office:value-type="string">
            <text:p>Heap</text:p>
          </table:table-cell>
          <table:table-cell office:value-type="string">
            <text:p>Top K Frequent Elements</text:p>
          </table:table-cell>
          <table:table-cell office:value-type="string">
            <text:p>https://leetcode.com/problems/top-k-frequent-elements/</text:p>
          </table:table-cell>
          <table:table-cell office:value-type="string">
            <text:p>minheap that’s kept at size k, if its bigger than k pop the min, by the end it should be left with k largest;</text:p>
          </table:table-cell>
        </table:table-row>
        <table:table-row>
          <table:table-cell office:value-type="string">
            <text:p>https://youtu.be/itmhHWaHupI</text:p>
          </table:table-cell>
          <table:table-cell office:value-type="string">
            <text:p>Heap</text:p>
          </table:table-cell>
          <table:table-cell office:value-type="string">
            <text:p>Find Median from Data Stream</text:p>
          </table:table-cell>
          <table:table-cell office:value-type="string">
            <text:p>https://leetcode.com/problems/find-median-from-data-stream/</text:p>
          </table:table-cell>
          <table:table-cell office:value-type="string">
            <text:p>maintain curr median, and all num greater than med in a minHeap, and all num less than med in a maxHeap, after every insertion update median depending on odd/even num of elements;</text:p>
          </table:table-cell>
        </table:table-row>
      </table:table>
      <table:table table:name="sheet3" table:style-name="ta1">
        <table:table-row>
          <table:table-cell office:value-type="string">
            <text:p>Questions Done</text:p>
          </table:table-cell>
          <table:table-cell office:value-type="string">
            <text:p>C++</text:p>
          </table:table-cell>
          <table:table-cell office:value-type="string">
            <text:p>Java</text:p>
          </table:table-cell>
          <table:table-cell office:value-type="string">
            <text:p>Python</text:p>
          </table:table-cell>
        </table:table-row>
        <table:table-row>
          <table:table-cell office:value-type="string">
            <text:p>Smallest_String_With_A_Given_Numeric_Value_1663</text:p>
          </table:table-cell>
          <table:table-cell/>
          <table:table-cell/>
          <table:table-cell/>
        </table:table-row>
      </table:table>
    </office:spreadsheet>
  </office:body>
</office:document-content>
</file>

<file path=styles.xml><?xml version="1.0" encoding="utf-8"?>
<office:document-styles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file>

<file path=meta.xml><?xml version="1.0" encoding="utf-8"?>
<office:document-meta xmlns:office="urn:oasis:names:tc:opendocument:xmlns:office:1.0" xmlns:meta="urn:oasis:names:tc:opendocument:xmlns:meta:1.0" xmlns:dc="http://purl.org/dc/elements/1.1/" xmlns:xlink="http://www.w3.org/1999/xlink" office:version="1.2">
  <office:meta>
    <meta:generator>SheetJS 0.16.7</meta:generator>
  </office:meta>
</office:document-meta>
</file>